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0db6" officeooo:paragraph-rsid="00120db6"/>
    </style:style>
    <style:style style:name="P2" style:family="paragraph" style:parent-style-name="Standard">
      <style:text-properties officeooo:paragraph-rsid="00120db6"/>
    </style:style>
    <style:style style:name="P3" style:family="paragraph" style:parent-style-name="Standard">
      <style:text-properties officeooo:rsid="0013d146" officeooo:paragraph-rsid="0013d146"/>
    </style:style>
    <style:style style:name="P4" style:family="paragraph" style:parent-style-name="Header">
      <style:text-properties officeooo:paragraph-rsid="00120db6"/>
    </style:style>
    <style:style style:name="P5" style:family="paragraph" style:parent-style-name="Table_20_Contents">
      <style:text-properties officeooo:rsid="000ae139" officeooo:paragraph-rsid="00120db6"/>
    </style:style>
    <style:style style:name="P6" style:family="paragraph" style:parent-style-name="Table_20_Contents">
      <style:text-properties officeooo:rsid="001552ed" officeooo:paragraph-rsid="00120db6"/>
    </style:style>
    <style:style style:name="P7" style:family="paragraph" style:parent-style-name="Table_20_Contents">
      <style:text-properties officeooo:rsid="0023c411" officeooo:paragraph-rsid="00120db6"/>
    </style:style>
    <style:style style:name="T1" style:family="text">
      <style:text-properties officeooo:rsid="000ae1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have an array, 100 elements. Each element is either a 1, or a 0. Implement an algorithm which will tell you the beginning and end of the range with the most contiguous 1's.<text:line-break/><text:line-break/>The value of the range begin and range end element should be 0, and the elements in between should all have the value 1.<text:line-break/><text:line-break/>Interviewer Questions<text:line-break/>---<text:line-break/>- What if the first element in the array is a 1?<text:line-break/>- What if there are no 1's?<text:line-break/>- Does your algorithm work if the array is 0101110110? <text:line-break/>- A slightly different case, what if the longest range could overlap the beginning and end? ie (begin:98, end 2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3d146" officeooo:paragraph-rsid="0013d146"/>
    </style:style>
    <style:style style:name="MP2" style:family="paragraph" style:parent-style-name="Table_20_Contents">
      <style:text-properties officeooo:rsid="000ae139" officeooo:paragraph-rsid="00120db6"/>
    </style:style>
    <style:style style:name="MP3" style:family="paragraph" style:parent-style-name="Table_20_Contents">
      <style:text-properties officeooo:rsid="001552ed" officeooo:paragraph-rsid="00120db6"/>
    </style:style>
    <style:style style:name="MP4" style:family="paragraph" style:parent-style-name="Table_20_Contents">
      <style:text-properties officeooo:rsid="0023c411" officeooo:paragraph-rsid="00120db6"/>
    </style:style>
    <style:style style:name="MP5" style:family="paragraph" style:parent-style-name="Standard">
      <style:text-properties officeooo:paragraph-rsid="00120db6"/>
    </style:style>
    <style:style style:name="MT1" style:family="text">
      <style:text-properties officeooo:rsid="000ae1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Contiguous Ones</text:p>
            </table:table-cell>
            <table:table-cell table:style-name="Table3.A1" office:value-type="string">
              <text:p text:style-name="MP2">Coding</text:p>
            </table:table-cell>
            <table:table-cell table:style-name="Table3.A1" office:value-type="string">
              <text:p text:style-name="MP3"><text:span text:style-name="MT1">Not So </text:span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6:10:04.749000000</meta:creation-date>
    <dc:date>2017-04-09T16:22:45.960000000</dc:date>
    <meta:editing-duration>PT2M30S</meta:editing-duration>
    <meta:editing-cycles>2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5" meta:word-count="120" meta:character-count="615" meta:non-whitespace-character-count="496"/>
  </office:meta>
</office:document-meta>
</file>